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36.58mm" svg:y="7.97mm">
            <draw:object draw:notify-on-update-of-ranges="Sheet1.B10:Sheet1.E10 Sheet1.B11:Sheet1.E11 Sheet1.B10:Sheet1.E10 Sheet1.B1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98.08mm" svg:y="8.69mm">
            <draw:object draw:notify-on-update-of-ranges="Sheet1.B21:Sheet1.E21 Sheet1.B22:Sheet1.E22 Sheet1.B21:Sheet1.E21 Sheet1.B23:Sheet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0.87mm" svg:y="106.18mm">
            <draw:object draw:notify-on-update-of-ranges="Sheet1.B33:Sheet1.E33 Sheet1.B34:Sheet1.E34 Sheet1.B33:Sheet1.E33 Sheet1.B35:Sheet1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9.74mm" svg:y="107.78mm">
            <draw:object draw:notify-on-update-of-ranges="Sheet1.B43:Sheet1.E43 Sheet1.B44:Sheet1.E44 Sheet1.B43:Sheet1.E43 Sheet1.B45:Sheet1.E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omparación con codigo paralelo bp3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clocal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ecuencial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78477" calcext:value-type="float">
            <text:p>0.878477</text:p>
          </table:table-cell>
          <table:table-cell table:style-name="ce1" office:value-type="float" office:value="1.307195" calcext:value-type="float">
            <text:p>1.307195</text:p>
          </table:table-cell>
          <table:table-cell table:style-name="ce1" office:value-type="float" office:value="0.442986" calcext:value-type="float">
            <text:p>0.442986</text:p>
          </table:table-cell>
          <table:table-cell table:style-name="ce1" office:value-type="float" office:value="0.473381" calcext:value-type="float">
            <text:p>0.473381</text:p>
          </table:table-cell>
          <table:table-cell table:style-name="ce1" office:value-type="float" office:value="1.15263" calcext:value-type="float">
            <text:p>1.15263</text:p>
          </table:table-cell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.691768" calcext:value-type="float">
            <text:p>6.691768</text:p>
          </table:table-cell>
          <table:table-cell table:style-name="ce1" office:value-type="float" office:value="4.928955" calcext:value-type="float">
            <text:p>4.928955</text:p>
          </table:table-cell>
          <table:table-cell table:style-name="ce1" office:value-type="float" office:value="2.666327" calcext:value-type="float">
            <text:p>2.666327</text:p>
          </table:table-cell>
          <table:table-cell table:style-name="ce1" office:value-type="float" office:value="2.348332" calcext:value-type="float">
            <text:p>2.348332</text:p>
          </table:table-cell>
          <table:table-cell table:style-name="ce1" office:value-type="float" office:value="3.886247" calcext:value-type="float">
            <text:p>3.8862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Ganancia pclocal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F6]/[.B6])" office:value-type="float" office:value="1.31207760704037" calcext:value-type="float">
            <text:p>1.31207760704037</text:p>
          </table:table-cell>
          <table:table-cell table:formula="of:=[.F6]/[.C6]" office:value-type="float" office:value="0.881758268659228" calcext:value-type="float">
            <text:p>0.881758268659228</text:p>
          </table:table-cell>
          <table:table-cell table:formula="of:=[.F6]/[.D6]" office:value-type="float" office:value="2.60195581801682" calcext:value-type="float">
            <text:p>2.60195581801682</text:p>
          </table:table-cell>
          <table:table-cell table:formula="of:=[.F6]/[.E6]" office:value-type="float" office:value="2.4348885992467" calcext:value-type="float">
            <text:p>2.434888599246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F7]/[.B7]" office:value-type="float" office:value="0.580750408561684" calcext:value-type="float">
            <text:p>0.580750408561684</text:p>
          </table:table-cell>
          <table:table-cell table:formula="of:=[.F7]/[.C7]" office:value-type="float" office:value="0.788452521883442" calcext:value-type="float">
            <text:p>0.788452521883442</text:p>
          </table:table-cell>
          <table:table-cell table:formula="of:=[.F7]/[.D7]" office:value-type="float" office:value="1.45752827766437" calcext:value-type="float">
            <text:p>1.45752827766437</text:p>
          </table:table-cell>
          <table:table-cell table:formula="of:=[.F7]/[.E7]" office:value-type="float" office:value="1.65489675224798" calcext:value-type="float">
            <text:p>1.6548967522479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4" table:number-rows-spanned="1">
            <text:p>atcgrid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uencia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793759" calcext:value-type="float">
            <text:p>9.793759</text:p>
          </table:table-cell>
          <table:table-cell office:value-type="float" office:value="5.263663" calcext:value-type="float">
            <text:p>5.263663</text:p>
          </table:table-cell>
          <table:table-cell office:value-type="float" office:value="3.679705" calcext:value-type="float">
            <text:p>3.679705</text:p>
          </table:table-cell>
          <table:table-cell office:value-type="float" office:value="2.903638" calcext:value-type="float">
            <text:p>2.903638</text:p>
          </table:table-cell>
          <table:table-cell office:value-type="float" office:value="2.170167" calcext:value-type="float">
            <text:p>2.1701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3.4371" calcext:value-type="float">
            <text:p>33.4371</text:p>
          </table:table-cell>
          <table:table-cell office:value-type="float" office:value="12.426724" calcext:value-type="float">
            <text:p>12.426724</text:p>
          </table:table-cell>
          <table:table-cell office:value-type="float" office:value="12.400907" calcext:value-type="float">
            <text:p>12.400907</text:p>
          </table:table-cell>
          <table:table-cell office:value-type="float" office:value="9.645847" calcext:value-type="float">
            <text:p>9.645847</text:p>
          </table:table-cell>
          <table:table-cell office:value-type="float" office:value="9.284043" calcext:value-type="float">
            <text:p>9.2840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5" table:number-rows-spanned="1">
            <text:p>Ganancia atcgrid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17]/[.B17]" office:value-type="float" office:value="0.221586726812453" calcext:value-type="float">
            <text:p>0.221586726812453</text:p>
          </table:table-cell>
          <table:table-cell table:formula="of:=[.F17]/[.C17]" office:value-type="float" office:value="0.412292162321182" calcext:value-type="float">
            <text:p>0.412292162321182</text:p>
          </table:table-cell>
          <table:table-cell table:formula="of:=[.F17]/[.D17]" office:value-type="float" office:value="0.589766570961531" calcext:value-type="float">
            <text:p>0.589766570961531</text:p>
          </table:table-cell>
          <table:table-cell table:formula="of:=[.F17]/[.E17]" office:value-type="float" office:value="0.747395853064328" calcext:value-type="float">
            <text:p>0.74739585306432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F18]/[.B18]" office:value-type="float" office:value="0.277656943933535" calcext:value-type="float">
            <text:p>0.277656943933535</text:p>
          </table:table-cell>
          <table:table-cell table:formula="of:=[.F18]/[.C18]" office:value-type="float" office:value="0.747103017657751" calcext:value-type="float">
            <text:p>0.747103017657751</text:p>
          </table:table-cell>
          <table:table-cell table:formula="of:=[.F18]/[.D18]" office:value-type="float" office:value="0.74865838442301" calcext:value-type="float">
            <text:p>0.74865838442301</text:p>
          </table:table-cell>
          <table:table-cell table:formula="of:=[.F18]/[.E18]" office:value-type="float" office:value="0.962491215131237" calcext:value-type="float">
            <text:p>0.962491215131237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 table:number-columns-spanned="6" table:number-rows-spanned="1">
            <text:p>Comparacion con codigo paralelo pmm_mod_1</text:p>
          </table:table-cell>
          <table:covered-table-cell table:number-columns-repeated="5" table:style-name="ce3"/>
        </table:table-row>
        <table:table-row table:style-name="ro1">
          <table:table-cell table:style-name="ce3"/>
          <table:table-cell table:style-name="ce3" office:value-type="string" calcext:value-type="string" table:number-columns-spanned="4" table:number-rows-spanned="1">
            <text:p>pclocal</text:p>
          </table:table-cell>
          <table:covered-table-cell table:number-columns-repeated="3" table:style-name="ce3"/>
          <table:table-cell table:style-name="ce3"/>
        </table:table-row>
        <table:table-row table:style-name="ro1">
          <table:table-cell table:style-name="ce3" office:value-type="string" calcext:value-type="string">
            <text:p>Tamañ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cuencial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.120581" calcext:value-type="float">
            <text:p>1.120581</text:p>
          </table:table-cell>
          <table:table-cell table:style-name="ce4" office:value-type="float" office:value="0.57809" calcext:value-type="float">
            <text:p>0.57809</text:p>
          </table:table-cell>
          <table:table-cell table:style-name="ce4" office:value-type="float" office:value="0.386717" calcext:value-type="float">
            <text:p>0.386717</text:p>
          </table:table-cell>
          <table:table-cell table:style-name="ce4" office:value-type="float" office:value="0.294767" calcext:value-type="float">
            <text:p>0.294767</text:p>
          </table:table-cell>
          <table:table-cell table:style-name="ce4" office:value-type="float" office:value="1.143126" calcext:value-type="float">
            <text:p>1.143126</text:p>
          </table:table-cell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.014242" calcext:value-type="float">
            <text:p>4.014242</text:p>
          </table:table-cell>
          <table:table-cell table:style-name="ce4" office:value-type="float" office:value="2.032833" calcext:value-type="float">
            <text:p>2.032833</text:p>
          </table:table-cell>
          <table:table-cell table:style-name="ce4" office:value-type="float" office:value="1.362333" calcext:value-type="float">
            <text:p>1.362333</text:p>
          </table:table-cell>
          <table:table-cell table:style-name="ce4" office:value-type="float" office:value="1.023704" calcext:value-type="float">
            <text:p>1.023704</text:p>
          </table:table-cell>
          <table:table-cell table:style-name="ce4" office:value-type="float" office:value="3.960044" calcext:value-type="float">
            <text:p>3.960044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Ganancia pclocal</text:p>
          </table:table-cell>
          <table:covered-table-cell table:number-columns-repeated="4" table:style-name="ce5"/>
          <table:table-cell table:style-name="ce5"/>
        </table:table-row>
        <table:table-row table:style-name="ro1">
          <table:table-cell table:style-name="ce3" office:value-type="string" calcext:value-type="string">
            <text:p>Tamañ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table:formula="of:=[.F29]/[.B29]" office:value-type="float" office:value="1.02011902754018" calcext:value-type="float">
            <text:p>1.02011902754018</text:p>
          </table:table-cell>
          <table:table-cell table:style-name="ce4" table:formula="of:=[.F29]/[.C29]" office:value-type="float" office:value="1.97741874102648" calcext:value-type="float">
            <text:p>1.97741874102648</text:p>
          </table:table-cell>
          <table:table-cell table:style-name="ce4" table:formula="of:=[.F29]/[.D29]" office:value-type="float" office:value="2.95597555835404" calcext:value-type="float">
            <text:p>2.95597555835404</text:p>
          </table:table-cell>
          <table:table-cell table:style-name="ce4" table:formula="of:=[.F29]/[.E29]" office:value-type="float" office:value="3.87806640499106" calcext:value-type="float">
            <text:p>3.87806640499106</text:p>
          </table:table-cell>
          <table:table-cell table:style-name="ce5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table:formula="of:=[.F30]/[.B30]" office:value-type="float" office:value="0.986498571834981" calcext:value-type="float">
            <text:p>0.986498571834981</text:p>
          </table:table-cell>
          <table:table-cell table:style-name="ce4" table:formula="of:=[.F30]/[.C30]" office:value-type="float" office:value="1.94804196901565" calcext:value-type="float">
            <text:p>1.94804196901565</text:p>
          </table:table-cell>
          <table:table-cell table:style-name="ce4" table:formula="of:=[.F30]/[.D30]" office:value-type="float" office:value="2.90681059623455" calcext:value-type="float">
            <text:p>2.90681059623455</text:p>
          </table:table-cell>
          <table:table-cell table:style-name="ce4" table:formula="of:=[.F30]/[.E30]" office:value-type="float" office:value="3.86834866328548" calcext:value-type="float">
            <text:p>3.86834866328548</text:p>
          </table:table-cell>
          <table:table-cell table:style-name="ce5"/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3"/>
          <table:table-cell table:style-name="ce3" office:value-type="string" calcext:value-type="string" table:number-columns-spanned="4" table:number-rows-spanned="1">
            <text:p>atcgrid</text:p>
          </table:table-cell>
          <table:covered-table-cell table:number-columns-repeated="3" table:style-name="ce3"/>
          <table:table-cell table:style-name="ce3"/>
        </table:table-row>
        <table:table-row table:style-name="ro1">
          <table:table-cell table:style-name="ce3" office:value-type="string" calcext:value-type="string">
            <text:p>Tamañ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cuencial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.325541" calcext:value-type="float">
            <text:p>1.325541</text:p>
          </table:table-cell>
          <table:table-cell table:style-name="ce4" office:value-type="float" office:value="0.673181" calcext:value-type="float">
            <text:p>0.673181</text:p>
          </table:table-cell>
          <table:table-cell table:style-name="ce4" office:value-type="float" office:value="0.450424" calcext:value-type="float">
            <text:p>0.450424</text:p>
          </table:table-cell>
          <table:table-cell table:style-name="ce4" office:value-type="float" office:value="0.340252" calcext:value-type="float">
            <text:p>0.340252</text:p>
          </table:table-cell>
          <table:table-cell table:style-name="ce4" office:value-type="float" office:value="1.327398" calcext:value-type="float">
            <text:p>1.327398</text:p>
          </table:table-cell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.665487" calcext:value-type="float">
            <text:p>4.665487</text:p>
          </table:table-cell>
          <table:table-cell table:style-name="ce4" office:value-type="float" office:value="2.490451" calcext:value-type="float">
            <text:p>2.490451</text:p>
          </table:table-cell>
          <table:table-cell table:style-name="ce4" office:value-type="float" office:value="1.786258" calcext:value-type="float">
            <text:p>1.786258</text:p>
          </table:table-cell>
          <table:table-cell table:style-name="ce4" office:value-type="float" office:value="1.47126" calcext:value-type="float">
            <text:p>1.47126</text:p>
          </table:table-cell>
          <table:table-cell table:style-name="ce4" office:value-type="float" office:value="4.664062" calcext:value-type="float">
            <text:p>4.664062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6" office:value-type="string" calcext:value-type="string" table:number-columns-spanned="5" table:number-rows-spanned="1">
            <text:p>Ganancia atcgrid</text:p>
          </table:table-cell>
          <table:covered-table-cell table:number-columns-repeated="4" table:style-name="ce5"/>
          <table:table-cell table:style-name="ce5"/>
        </table:table-row>
        <table:table-row table:style-name="ro1">
          <table:table-cell table:style-name="ce3" office:value-type="string" calcext:value-type="string">
            <text:p>Tamañ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table:formula="of:=[.F39]/[.B39]" office:value-type="float" office:value="1.00140093742857" calcext:value-type="float">
            <text:p>1.00140093742857</text:p>
          </table:table-cell>
          <table:table-cell table:style-name="ce4" table:formula="of:=[.F39]/[.C39]" office:value-type="float" office:value="1.97182927028541" calcext:value-type="float">
            <text:p>1.97182927028541</text:p>
          </table:table-cell>
          <table:table-cell table:style-name="ce4" table:formula="of:=[.F39]/[.D39]" office:value-type="float" office:value="2.9469966076408" calcext:value-type="float">
            <text:p>2.9469966076408</text:p>
          </table:table-cell>
          <table:table-cell table:style-name="ce4" table:formula="of:=[.F39]/[.E39]" office:value-type="float" office:value="3.90122027203367" calcext:value-type="float">
            <text:p>3.90122027203367</text:p>
          </table:table-cell>
          <table:table-cell table:style-name="ce5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table:formula="of:=[.F40]/[.B40]" office:value-type="float" office:value="0.999694565647702" calcext:value-type="float">
            <text:p>0.999694565647702</text:p>
          </table:table-cell>
          <table:table-cell table:style-name="ce4" table:formula="of:=[.F40]/[.C40]" office:value-type="float" office:value="1.87277806308978" calcext:value-type="float">
            <text:p>1.87277806308978</text:p>
          </table:table-cell>
          <table:table-cell table:style-name="ce4" table:formula="of:=[.F40]/[.D40]" office:value-type="float" office:value="2.61107969845341" calcext:value-type="float">
            <text:p>2.61107969845341</text:p>
          </table:table-cell>
          <table:table-cell table:style-name="ce4" table:formula="of:=[.F40]/[.E40]" office:value-type="float" office:value="3.17011405190109" calcext:value-type="float">
            <text:p>3.17011405190109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4:08:29.551967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23:35:58.085548884</meta:creation-date>
    <dc:date>2020-05-31T14:28:01.232905947</dc:date>
    <meta:editing-duration>PT54M20S</meta:editing-duration>
    <meta:editing-cycles>5</meta:editing-cycles>
    <meta:generator>LibreOffice/6.0.7.3$Linux_X86_64 LibreOffice_project/00m0$Build-3</meta:generator>
    <meta:document-statistic meta:table-count="1" meta:cell-count="1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423cm" svg:y="0.316cm" chart:style-name="ch2">
          <text:p>Ganancia pclocal(cod paralelo bp3)</text:p>
        </chart:title>
        <chart:legend chart:legend-position="end" svg:x="11.082cm" svg:y="3.954cm" style:legend-expansion="high" chart:style-name="ch3"/>
        <chart:plot-area chart:style-name="ch4" table:cell-range-address="Sheet1.B10:Sheet1.E12" chart:data-source-has-labels="row" svg:x="0.319cm" svg:y="1.275cm" svg:width="10.444cm" svg:height="7.55cm">
          <chartooo:coordinate-region svg:x="1.046cm" svg:y="1.474cm" svg:width="9.47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E11" loext:label-string="ganancia_1000_pclocal" chart:class="chart:scatter">
            <chart:domain table:cell-range-address="Sheet1.B10:Sheet1.E10"/>
            <chart:data-point chart:repeated="4"/>
          </chart:series>
          <chart:series chart:style-name="ch8" chart:values-cell-range-address="Sheet1.B12:Sheet1.E12" loext:label-string="ganancia_1500_pclocal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0</text:p>
              </table:table-cell>
              <table:table-cell office:value-type="string">
                <text:p>ganancia_1000_pclocal</text:p>
              </table:table-cell>
              <table:table-cell office:value-type="string">
                <text:p>ganancia_1500_pc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E10</svg:desc>
                </draw:g>
              </table:table-cell>
              <table:table-cell office:value-type="float" office:value="1.31207760704037">
                <text:p>1.31207760704037</text:p>
                <draw:g>
                  <svg:desc>Sheet1.B11:Sheet1.E11</svg:desc>
                </draw:g>
              </table:table-cell>
              <table:table-cell office:value-type="float" office:value="0.580750408561684">
                <text:p>0.580750408561684</text:p>
                <draw:g>
                  <svg:desc>Sheet1.B1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1758268659228">
                <text:p>0.881758268659228</text:p>
              </table:table-cell>
              <table:table-cell office:value-type="float" office:value="0.788452521883442">
                <text:p>0.788452521883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0195581801682">
                <text:p>2.60195581801682</text:p>
              </table:table-cell>
              <table:table-cell office:value-type="float" office:value="1.45752827766437">
                <text:p>1.45752827766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348885992467">
                <text:p>2.4348885992467</text:p>
              </table:table-cell>
              <table:table-cell office:value-type="float" office:value="1.65489675224798">
                <text:p>1.65489675224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85cm" svg:y="0.316cm" chart:style-name="ch2">
          <text:p>Ganancia atcgrid (cod paralelo bp3)</text:p>
        </chart:title>
        <chart:legend chart:legend-position="end" svg:x="11.137cm" svg:y="3.952cm" style:legend-expansion="high" chart:style-name="ch3"/>
        <chart:plot-area chart:style-name="ch4" table:cell-range-address="Sheet1.B21:Sheet1.E23" chart:data-source-has-labels="row" svg:x="0.32cm" svg:y="1.275cm" svg:width="10.497cm" svg:height="7.545cm">
          <chartooo:coordinate-region svg:x="1.047cm" svg:y="1.475cm" svg:width="9.53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2:Sheet1.E22" loext:label-string="ganancia_1000_atcgrid" chart:class="chart:scatter">
            <chart:domain table:cell-range-address="Sheet1.B21:Sheet1.E21"/>
            <chart:data-point chart:repeated="4"/>
          </chart:series>
          <chart:series chart:style-name="ch8" chart:values-cell-range-address="Sheet1.B23:Sheet1.E23" loext:label-string="ganancia_1500_atcgrid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1</text:p>
              </table:table-cell>
              <table:table-cell office:value-type="string">
                <text:p>ganancia_1000_atcgrid</text:p>
              </table:table-cell>
              <table:table-cell office:value-type="string">
                <text:p>ganancia_1500_atc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1:Sheet1.E21</svg:desc>
                </draw:g>
              </table:table-cell>
              <table:table-cell office:value-type="float" office:value="0.221586726812453">
                <text:p>0.221586726812453</text:p>
                <draw:g>
                  <svg:desc>Sheet1.B22:Sheet1.E22</svg:desc>
                </draw:g>
              </table:table-cell>
              <table:table-cell office:value-type="float" office:value="0.277656943933535">
                <text:p>0.277656943933535</text:p>
                <draw:g>
                  <svg:desc>Sheet1.B23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2292162321182">
                <text:p>0.412292162321182</text:p>
              </table:table-cell>
              <table:table-cell office:value-type="float" office:value="0.747103017657751">
                <text:p>0.74710301765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9766570961531">
                <text:p>0.589766570961531</text:p>
              </table:table-cell>
              <table:table-cell office:value-type="float" office:value="0.74865838442301">
                <text:p>0.74865838442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7395853064328">
                <text:p>0.747395853064328</text:p>
              </table:table-cell>
              <table:table-cell office:value-type="float" office:value="0.962491215131237">
                <text:p>0.962491215131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6cm" chart:style-name="ch2">
          <text:p>Ganancia pclocal(cod paralelo modificado_1)</text:p>
        </chart:title>
        <chart:legend chart:legend-position="end" svg:x="11.084cm" svg:y="3.952cm" style:legend-expansion="high" chart:style-name="ch3"/>
        <chart:plot-area chart:style-name="ch4" table:cell-range-address="Sheet1.B33:Sheet1.E35" chart:data-source-has-labels="row" svg:x="0.32cm" svg:y="1.275cm" svg:width="10.444cm" svg:height="7.545cm">
          <chartooo:coordinate-region svg:x="1.047cm" svg:y="1.475cm" svg:width="9.47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E34" loext:label-string="ganancia_1000_pclocal" chart:class="chart:scatter">
            <chart:domain table:cell-range-address="Sheet1.B33:Sheet1.E33"/>
            <chart:data-point chart:repeated="4"/>
          </chart:series>
          <chart:series chart:style-name="ch8" chart:values-cell-range-address="Sheet1.B35:Sheet1.E35" loext:label-string="ganancia_1500_pclocal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3</text:p>
              </table:table-cell>
              <table:table-cell office:value-type="string">
                <text:p>ganancia_1000_pclocal</text:p>
              </table:table-cell>
              <table:table-cell office:value-type="string">
                <text:p>ganancia_1500_pc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1.02011902754018">
                <text:p>1.02011902754018</text:p>
                <draw:g>
                  <svg:desc>Sheet1.B34:Sheet1.E34</svg:desc>
                </draw:g>
              </table:table-cell>
              <table:table-cell office:value-type="float" office:value="0.986498571834981">
                <text:p>0.986498571834981</text:p>
                <draw:g>
                  <svg:desc>Sheet1.B35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741874102648">
                <text:p>1.97741874102648</text:p>
              </table:table-cell>
              <table:table-cell office:value-type="float" office:value="1.94804196901565">
                <text:p>1.9480419690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597555835404">
                <text:p>2.95597555835404</text:p>
              </table:table-cell>
              <table:table-cell office:value-type="float" office:value="2.90681059623455">
                <text:p>2.90681059623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7806640499106">
                <text:p>3.87806640499106</text:p>
              </table:table-cell>
              <table:table-cell office:value-type="float" office:value="3.86834866328548">
                <text:p>3.86834866328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B43:Sheet1.E45" chart:data-source-has-labels="row" svg:x="0.32cm" svg:y="0.18cm" svg:width="10.497cm" svg:height="8.64cm">
          <chartooo:coordinate-region svg:x="1.047cm" svg:y="0.379cm" svg:width="9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4:Sheet1.E44" loext:label-string="ganancia_1000_atcgrid" chart:class="chart:scatter">
            <chart:domain table:cell-range-address="Sheet1.B43:Sheet1.E43"/>
            <chart:data-point chart:repeated="4"/>
          </chart:series>
          <chart:series chart:style-name="ch7" chart:values-cell-range-address="Sheet1.B45:Sheet1.E45" loext:label-string="ganancia_1500_atcgrid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3</text:p>
              </table:table-cell>
              <table:table-cell office:value-type="string">
                <text:p>ganancia_1000_atcgrid</text:p>
              </table:table-cell>
              <table:table-cell office:value-type="string">
                <text:p>ganancia_1500_atc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3:Sheet1.E43</svg:desc>
                </draw:g>
              </table:table-cell>
              <table:table-cell office:value-type="float" office:value="1.00140093742857">
                <text:p>1.00140093742857</text:p>
                <draw:g>
                  <svg:desc>Sheet1.B44:Sheet1.E44</svg:desc>
                </draw:g>
              </table:table-cell>
              <table:table-cell office:value-type="float" office:value="0.999694565647702">
                <text:p>0.999694565647702</text:p>
                <draw:g>
                  <svg:desc>Sheet1.B45:Sheet1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182927028541">
                <text:p>1.97182927028541</text:p>
              </table:table-cell>
              <table:table-cell office:value-type="float" office:value="1.87277806308978">
                <text:p>1.87277806308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469966076408">
                <text:p>2.9469966076408</text:p>
              </table:table-cell>
              <table:table-cell office:value-type="float" office:value="2.61107969845341">
                <text:p>2.61107969845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0122027203367">
                <text:p>3.90122027203367</text:p>
              </table:table-cell>
              <table:table-cell office:value-type="float" office:value="3.17011405190109">
                <text:p>3.170114051901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